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2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4626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1.2693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1.4736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1.0661in"/>
    </style:style>
    <style:style style:name="co15" style:family="table-column">
      <style:table-column-properties fo:break-before="auto" style:column-width="0.9264in"/>
    </style:style>
    <style:style style:name="co16" style:family="table-column">
      <style:table-column-properties fo:break-before="auto" style:column-width="1.2161in"/>
    </style:style>
    <style:style style:name="co17" style:family="table-column">
      <style:table-column-properties fo:break-before="auto" style:column-width="1.4409in"/>
    </style:style>
    <style:style style:name="co18" style:family="table-column">
      <style:table-column-properties fo:break-before="auto" style:column-width="1.3984in"/>
    </style:style>
    <style:style style:name="co19" style:family="table-column">
      <style:table-column-properties fo:break-before="auto" style:column-width="1.8165in"/>
    </style:style>
    <style:style style:name="co20" style:family="table-column">
      <style:table-column-properties fo:break-before="auto" style:column-width="1.9665in"/>
    </style:style>
    <style:style style:name="co21" style:family="table-column">
      <style:table-column-properties fo:break-before="auto" style:column-width="1.5807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3.7465in"/>
    </style:style>
    <style:style style:name="co24" style:family="table-column">
      <style:table-column-properties fo:break-before="auto" style:column-width="1.6453in"/>
    </style:style>
    <style:style style:name="co25" style:family="table-column">
      <style:table-column-properties fo:break-before="auto" style:column-width="1.1409in"/>
    </style:style>
    <style:style style:name="co26" style:family="table-column">
      <style:table-column-properties fo:break-before="auto" style:column-width="1.3339in"/>
    </style:style>
    <style:style style:name="co27" style:family="table-column">
      <style:table-column-properties fo:break-before="auto" style:column-width="2.3634in"/>
    </style:style>
    <style:style style:name="co28" style:family="table-column">
      <style:table-column-properties fo:break-before="auto" style:column-width="2.2134in"/>
    </style:style>
    <style:style style:name="co29" style:family="table-column">
      <style:table-column-properties fo:break-before="auto" style:column-width="2.889in"/>
    </style:style>
    <style:style style:name="co30" style:family="table-column">
      <style:table-column-properties fo:break-before="auto" style:column-width="2.9209in"/>
    </style:style>
    <style:style style:name="co31" style:family="table-column">
      <style:table-column-properties fo:break-before="auto" style:column-width="3.2102in"/>
    </style:style>
    <style:style style:name="co32" style:family="table-column">
      <style:table-column-properties fo:break-before="auto" style:column-width="0.8516in"/>
    </style:style>
    <style:style style:name="co33" style:family="table-column">
      <style:table-column-properties fo:break-before="auto" style:column-width="1.5374in"/>
    </style:style>
    <style:style style:name="co34" style:family="table-column">
      <style:table-column-properties fo:break-before="auto" style:column-width="0.8299in"/>
    </style:style>
    <style:style style:name="co35" style:family="table-column">
      <style:table-column-properties fo:break-before="auto" style:column-width="0.9909in"/>
    </style:style>
    <style:style style:name="co36" style:family="table-column">
      <style:table-column-properties fo:break-before="auto" style:column-width="1.302in"/>
    </style:style>
    <style:style style:name="co37" style:family="table-column">
      <style:table-column-properties fo:break-before="auto" style:column-width="1.7201in"/>
    </style:style>
    <style:style style:name="co38" style:family="table-column">
      <style:table-column-properties fo:break-before="auto" style:column-width="1.3228in"/>
    </style:style>
    <style:style style:name="co39" style:family="table-column">
      <style:table-column-properties fo:break-before="auto" style:column-width="0.8945in"/>
    </style:style>
    <style:style style:name="co40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970" table:default-cell-style-name="Default"/>
        <table:table-row table:style-name="ro1"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|__buildPoints</text:p>
          </table:table-cell>
          <table:table-cell table:style-name="ce1" office:value-type="string" calcext:value-type="string">
            <text:p>|__buildPower</text:p>
          </table:table-cell>
          <table:table-cell table:style-name="ce1" office:value-type="string" calcext:value-type="string">
            <text:p>|__damage</text:p>
          </table:table-cell>
          <table:table-cell table:style-name="ce1" office:value-type="string" calcext:value-type="string">
            <text:p>|__designable</text:p>
          </table:table-cell>
          <table:table-cell table:style-name="ce1" office:value-type="string" calcext:value-type="string">
            <text:p>|__effectSize</text:p>
          </table:table-cell>
          <table:table-cell table:style-name="ce1" office:value-type="string" calcext:value-type="string">
            <text:p>|__explosionWav</text:p>
          </table:table-cell>
          <table:table-cell table:style-name="ce1" office:value-type="string" calcext:value-type="string">
            <text:p>|__faceInFlight</text:p>
          </table:table-cell>
          <table:table-cell table:style-name="ce1" office:value-type="string" calcext:value-type="string">
            <text:p>|__facePlayer</text:p>
          </table:table-cell>
          <table:table-cell table:style-name="ce1" office:value-type="string" calcext:value-type="string">
            <text:p>|__fireOnMove</text:p>
          </table:table-cell>
          <table:table-cell table:style-name="ce1" office:value-type="string" calcext:value-type="string">
            <text:p>|__firePause</text:p>
          </table:table-cell>
          <table:table-cell table:style-name="ce1" office:value-type="string" calcext:value-type="string">
            <text:p>|__flags</text:p>
          </table:table-cell>
          <table:table-cell table:style-name="ce1" office:value-type="string" calcext:value-type="string">
            <text:p>|__flightGfx</text:p>
          </table:table-cell>
          <table:table-cell table:style-name="ce1" office:value-type="string" calcext:value-type="string">
            <text:p>|__flightSpeed</text:p>
          </table:table-cell>
          <table:table-cell table:style-name="ce1" office:value-type="string" calcext:value-type="string">
            <text:p>|__hitGfx</text:p>
          </table:table-cell>
          <table:table-cell table:style-name="ce1" office:value-type="string" calcext:value-type="string">
            <text:p>|__hitpoints</text:p>
          </table:table-cell>
          <table:table-cell table:style-name="ce1" office:value-type="string" calcext:value-type="string">
            <text:p>|__id</text:p>
          </table:table-cell>
          <table:table-cell table:style-name="ce1" office:value-type="string" calcext:value-type="string">
            <text:p>|__lightWorld</text:p>
          </table:table-cell>
          <table:table-cell table:style-name="ce1" office:value-type="string" calcext:value-type="string">
            <text:p>|__longHit</text:p>
          </table:table-cell>
          <table:table-cell table:style-name="ce1" office:value-type="string" calcext:value-type="string">
            <text:p>|__longRange</text:p>
          </table:table-cell>
          <table:table-cell table:style-name="ce1" office:value-type="string" calcext:value-type="string">
            <text:p>|__maxElevation</text:p>
          </table:table-cell>
          <table:table-cell table:style-name="ce1" office:value-type="string" calcext:value-type="string">
            <text:p>|__minElevation</text:p>
          </table:table-cell>
          <table:table-cell table:style-name="ce1" office:value-type="string" calcext:value-type="string">
            <text:p>|__minRange</text:p>
          </table:table-cell>
          <table:table-cell table:style-name="ce1" office:value-type="string" calcext:value-type="string">
            <text:p>|__minimumDamage</text:p>
          </table:table-cell>
          <table:table-cell table:style-name="ce1" office:value-type="string" calcext:value-type="string">
            <text:p>|__missGfx</text:p>
          </table:table-cell>
          <table:table-cell table:style-name="ce1" office:value-type="string" calcext:value-type="string">
            <text:p>|__model</text:p>
          </table:table-cell>
          <table:table-cell table:style-name="ce1" office:value-type="string" calcext:value-type="string">
            <text:p>|__mountModel</text:p>
          </table:table-cell>
          <table:table-cell table:style-name="ce1" office:value-type="string" calcext:value-type="string">
            <text:p>|__movement</text:p>
          </table:table-cell>
          <table:table-cell table:style-name="ce1" office:value-type="string" calcext:value-type="string">
            <text:p>|__muzzleGfx</text:p>
          </table:table-cell>
          <table:table-cell table:style-name="ce1" office:value-type="string" calcext:value-type="string">
            <text:p>|__name</text:p>
          </table:table-cell>
          <table:table-cell table:style-name="ce1" office:value-type="string" calcext:value-type="string">
            <text:p>|__numAttackRuns</text:p>
          </table:table-cell>
          <table:table-cell table:style-name="ce1" office:value-type="string" calcext:value-type="string">
            <text:p>|__numExplosions</text:p>
          </table:table-cell>
          <table:table-cell table:style-name="ce1" office:value-type="string" calcext:value-type="string">
            <text:p>|__penetrate</text:p>
          </table:table-cell>
          <table:table-cell table:style-name="ce1" office:value-type="string" calcext:value-type="string">
            <text:p>|__numRounds</text:p>
          </table:table-cell>
          <table:table-cell table:style-name="ce1" office:value-type="string" calcext:value-type="string">
            <text:p>|__periodicalDamage</text:p>
          </table:table-cell>
          <table:table-cell table:style-name="ce1" office:value-type="string" calcext:value-type="string">
            <text:p>|__periodicalDamageRadius</text:p>
          </table:table-cell>
          <table:table-cell table:style-name="ce1" office:value-type="string" calcext:value-type="string">
            <text:p>|__periodicalDamageTime</text:p>
          </table:table-cell>
          <table:table-cell table:style-name="ce1" office:value-type="string" calcext:value-type="string">
            <text:p>|__periodicalDamageWeaponClass</text:p>
          </table:table-cell>
          <table:table-cell table:style-name="ce1" office:value-type="string" calcext:value-type="string">
            <text:p>|__periodicalDamageWeaponEffect</text:p>
          </table:table-cell>
          <table:table-cell table:style-name="ce1" office:value-type="string" calcext:value-type="string">
            <text:p>|__periodicalDamageWeaponSubClass</text:p>
          </table:table-cell>
          <table:table-cell table:style-name="ce1" office:value-type="string" calcext:value-type="string">
            <text:p>|__radius</text:p>
          </table:table-cell>
          <table:table-cell table:style-name="ce1" office:value-type="string" calcext:value-type="string">
            <text:p>|__radiusDamage</text:p>
          </table:table-cell>
          <table:table-cell table:style-name="ce1" office:value-type="string" calcext:value-type="string">
            <text:p>|__radiusLife</text:p>
          </table:table-cell>
          <table:table-cell table:style-name="ce1" office:value-type="string" calcext:value-type="string">
            <text:p>|__recoilValue</text:p>
          </table:table-cell>
          <table:table-cell table:style-name="ce1" office:value-type="string" calcext:value-type="string">
            <text:p>|__reloadTime</text:p>
          </table:table-cell>
          <table:table-cell table:style-name="ce1" office:value-type="string" calcext:value-type="string">
            <text:p>|__rotate</text:p>
          </table:table-cell>
          <table:table-cell table:style-name="ce1" office:value-type="string" calcext:value-type="string">
            <text:p>|__shortHit</text:p>
          </table:table-cell>
          <table:table-cell table:style-name="ce1" office:value-type="string" calcext:value-type="string">
            <text:p>|__shortRange</text:p>
          </table:table-cell>
          <table:table-cell table:style-name="ce1" office:value-type="string" calcext:value-type="string">
            <text:p>|__waterGfx</text:p>
          </table:table-cell>
          <table:table-cell table:style-name="ce1" office:value-type="string" calcext:value-type="string">
            <text:p>|__weaponClass</text:p>
          </table:table-cell>
          <table:table-cell table:style-name="ce1" office:value-type="string" calcext:value-type="string">
            <text:p>|__weaponEffect</text:p>
          </table:table-cell>
          <table:table-cell table:style-name="ce1" office:value-type="string" calcext:value-type="string">
            <text:p>|__weaponSubClass</text:p>
          </table:table-cell>
          <table:table-cell table:style-name="ce1" office:value-type="string" calcext:value-type="string">
            <text:p>|__weaponWav</text:p>
          </table:table-cell>
          <table:table-cell table:style-name="ce1" office:value-type="string" calcext:value-type="string">
            <text:p>|__weight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tormbringer AA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3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tormBringer AA Flak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3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Jeep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ower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gg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sCann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cav Flam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Jeep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aBa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 Launch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MSL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av AT Pi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1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ocket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number-columns-repeated="2"/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P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ocket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avmra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ower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rike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/>
          <table:table-cell table:style-name="ce1" office:value-type="string" calcext:value-type="string">
            <text:p>-8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SWav.PIE</text:p>
          </table:table-cell>
          <table:table-cell/>
          <table:table-cell table:style-name="ce1" office:value-type="string" calcext:value-type="string">
            <text:p>TRHVTL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Bunker Buster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6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x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Cluste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4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x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p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79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i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hospho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i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ite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H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Thermite Bomb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5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LBMBP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PL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lasmite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84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LBMBE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EM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Bugg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Bu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A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VTOL Cannon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3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7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ar.PIE</text:p>
          </table:table-cell>
          <table:table-cell table:style-name="ce1" office:value-type="string" calcext:value-type="string">
            <text:p>TRL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5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ar.PIE</text:p>
          </table:table-cell>
          <table:table-cell table:style-name="ce1" office:value-type="string" calcext:value-type="string">
            <text:p>TRM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8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ar.PIE</text:p>
          </table:table-cell>
          <table:table-cell table:style-name="ce1" office:value-type="string" calcext:value-type="string">
            <text:p>TRH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Twin Heavy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VTOL Hyper Velocity Canno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ar.PIE</text:p>
          </table:table-cell>
          <table:table-cell table:style-name="ce1" office:value-type="string" calcext:value-type="string">
            <text:p>TRLA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NASDA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37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Assault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75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0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VC 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6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Assault Canno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ar.PIE</text:p>
          </table:table-cell>
          <table:table-cell table:style-name="ce1" office:value-type="string" calcext:value-type="string">
            <text:p>TRMV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NASDA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1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Rotar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8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eav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ar.PIE</text:p>
          </table:table-cell>
          <table:table-cell table:style-name="ce1" office:value-type="string" calcext:value-type="string">
            <text:p>trhvcan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6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Rail Gun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CAN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Cannon Fortress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6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CMD1ar.PIE</text:p>
          </table:table-cell>
          <table:table-cell table:style-name="ce1" office:value-type="string" calcext:value-type="string">
            <text:p>TRLCMD1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ommand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2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Mech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TM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per Scour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ss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Super Auto-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0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EMP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Super Twin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3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up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hpv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Super HVC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3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uper 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3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up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4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4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Sup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2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ca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Super Heavy-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uper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6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sc_pulse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up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2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sc_rail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Super Rail-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uper Lanc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6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3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tk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ank-Kill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CY_LA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Mech Las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ail1-Mech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ail1-Mech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Mech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9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ech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tMG-Mech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tMG-Mech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Mech Machinegun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2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courge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ichet3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sniper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Sniper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cy_gre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cybgrnd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Flash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Grenadi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ail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Cyb-Wpn-Rail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tk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Cyborg Tank Kill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Cyb-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EC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yborg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ther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her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haingun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Chaingu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Lancer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tMG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Rot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Assault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trhem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32</text:p>
          </table:table-cell>
          <table:table-cell table:number-columns-repeated="2"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AIRCRAFT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EMP.PIE</text:p>
          </table:table-cell>
          <table:table-cell table:style-name="ce1" office:value-type="string" calcext:value-type="string">
            <text:p>TRWPFEMP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EMP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91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ar.PIE</text:p>
          </table:table-cell>
          <table:table-cell table:style-name="ce1" office:value-type="string" calcext:value-type="string">
            <text:p>TRLFLM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Massive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assive Rail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9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Plasmite Rail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95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Assault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Rotar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Heavy La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99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49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Assaul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Rail Assault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bb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bb2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HOW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4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l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assatar.pie</text:p>
          </table:table-cell>
          <table:table-cell table:style-name="ce1" office:value-type="string" calcext:value-type="string">
            <text:p>trlassa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Laser Satellite Command Pos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20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03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LAS_SAT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Pulse Laser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1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ugmented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7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Rot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18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Incendiary 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95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VTOL Flashlight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5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72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LASP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WPFLAS2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Pillbox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-SCAVS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-SCAVS</text:p>
          </table:table-cell>
          <table:table-cell/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 Scav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-AR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ar.PIE</text:p>
          </table:table-cell>
          <table:table-cell table:style-name="ce1" office:value-type="string" calcext:value-type="string">
            <text:p>TRLMG1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NASDA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855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Pillbox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2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VTOL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2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VTOL Twin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-AR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ar.PIE</text:p>
          </table:table-cell>
          <table:table-cell table:style-name="ce1" office:value-type="string" calcext:value-type="string">
            <text:p>TRLMG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Pillbox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3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VTOL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3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VTOL Heavy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NASDA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Augmented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4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Twn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Tw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win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3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Pillbo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MG4ROTARY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*MG4ROTARY-Pillbox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MG4ROTARY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VTOL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number-columns-repeated="2"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6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1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ugmented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Incendiary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ugmented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Incendiary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WPFMG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Mass Driv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Scourge Missile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2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 Thermal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Aveng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6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48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ar.PIE</text:p>
          </table:table-cell>
          <table:table-cell table:style-name="ce1" office:value-type="string" calcext:value-type="string">
            <text:p>Trmmslsa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NASDA Trespass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sa2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venger SAM Thermal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a.PIE</text:p>
          </table:table-cell>
          <table:table-cell table:style-name="ce1" office:value-type="string" calcext:value-type="string">
            <text:p>Trm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Heavy Seraph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Scourge Missil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wpfmsl.PIE</text:p>
          </table:table-cell>
          <table:table-cell table:style-name="ce1" office:value-type="string" calcext:value-type="string">
            <text:p>Trwpfmsl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issile Array Fortres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94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ar.PIE</text:p>
          </table:table-cell>
          <table:table-cell table:style-name="ce1" office:value-type="string" calcext:value-type="string">
            <text:p>TRM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0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ar.PIE</text:p>
          </table:table-cell>
          <table:table-cell table:style-name="ce1" office:value-type="string" calcext:value-type="string">
            <text:p>TRHR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NASDA Barra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 Bombard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NEXUSlink*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nxstower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-Rail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-Rail1</text:p>
          </table:table-cell>
          <table:table-cell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*NX-Cyb-Rail1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Chaingu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NX-CyborgChaingun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NX-CyborgChaingu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*NX-CyborgMiss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*NX-CyborgPulseLas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PLASM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Heavy Plasma Launcher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0</text:p>
          </table:table-cell>
          <table:table-cell table:number-columns-repeated="3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2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35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FLMRP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440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475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a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onsoon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Cyclone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915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Typhoon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-VTOL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Needle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-Twn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-Twn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7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VTOL Rail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2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Incendiar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number-columns-repeated="3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cendiary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Asl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RailGun3Mk1-Aslt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Hvy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-Hvy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Assault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Incendiary Rail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Incendiary Railgun</text:p>
          </table:table-cell>
          <table:table-cell table:style-name="ce1" office:value-type="string" calcext:value-type="string">
            <text:p>8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Flak Needle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vy Thermal Rock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ar.PIE</text:p>
          </table:table-cell>
          <table:table-cell table:style-name="ce1" office:value-type="string" calcext:value-type="string">
            <text:p>TRMRKTBB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Incendiary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b.pie</text:p>
          </table:table-cell>
          <table:table-cell table:style-name="ce1" office:value-type="string" calcext:value-type="string">
            <text:p>Trmrckt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.PIE</text:p>
          </table:table-cell>
          <table:table-cell table:style-name="ce1" office:value-type="string" calcext:value-type="string">
            <text:p>TRHRCK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209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ar.PIE</text:p>
          </table:table-cell>
          <table:table-cell table:style-name="ce1" office:value-type="string" calcext:value-type="string">
            <text:p>TRHRCK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ar.PIE</text:p>
          </table:table-cell>
          <table:table-cell table:style-name="ce1" office:value-type="string" calcext:value-type="string">
            <text:p>TRMRCKTA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NASDA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r.PIE</text:p>
          </table:table-cell>
          <table:table-cell table:style-name="ce1" office:value-type="string" calcext:value-type="string">
            <text:p>TRMRCK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mslaa2.PIE</text:p>
          </table:table-cell>
          <table:table-cell table:style-name="ce1" office:value-type="string" calcext:value-type="string">
            <text:p>trm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Full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.PIE</text:p>
          </table:table-cell>
          <table:table-cell table:style-name="ce1" office:value-type="string" calcext:value-type="string">
            <text:p>TRM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VTOL Mini-Rocket Array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ini-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3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8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ar.PIE</text:p>
          </table:table-cell>
          <table:table-cell table:style-name="ce1" office:value-type="string" calcext:value-type="string">
            <text:p>TRLRCKTP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Rock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4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4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3"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nburst AA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Thermal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Incendiary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Thermal Sunburst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Tank Kill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Lanc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Mini-Rocket Scav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Therma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Sunburst AA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VTOL Seraph Array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allistic Rockets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WPFRKT.PIE</text:p>
          </table:table-cell>
          <table:table-cell table:style-name="ce1" office:value-type="string" calcext:value-type="string">
            <text:p>TRWPFR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Rocket Array Fortres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cavNEXUSlink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cavNEXUSlink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number-columns-repeated="2" table:style-name="ce1" office:value-type="string" calcext:value-type="string">
            <text:p>nexturre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cav Nexus Link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0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01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Turret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1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Super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WPFECM.PIE</text:p>
          </table:table-cell>
          <table:table-cell table:style-name="ce1" office:value-type="string" calcext:value-type="string">
            <text:p>TRWPFECM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8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1Mk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Bunk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Bunk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Bunk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Stormbringer Twin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9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Emplaceme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5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752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Emplacement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6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Emplacement 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3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31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Emp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Emplaceme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6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 Emplacemen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5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9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8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Emplaceme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Emplaceme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4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Emplaceme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Emplacement 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ardpoi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ardpoint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ardpoi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3Mk1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Har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ardpoint Twin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5TWINROTARY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ardpoi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Hardpoi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Hardpoi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Hardpoi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Tower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ow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7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Tow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1Mk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ow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Tow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ow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9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9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Quad-Rocket Pod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Str-Tow-RailGun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ower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8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Kev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Alex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ZNULLWEAPON</text:p>
          </table:table-cell>
          <table:table-cell table:style-name="ce1" office:value-type="string" calcext:value-type="string">
            <text:p>250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FXMflare.PIE</text:p>
          </table:table-cell>
          <table:table-cell/>
          <table:table-cell table:style-name="ce1" office:value-type="string" calcext:value-type="string">
            <text:p>FXMPExp.PIE</text:p>
          </table:table-cell>
          <table:table-cell/>
          <table:table-cell table:style-name="ce1" office:value-type="string" calcext:value-type="string">
            <text:p>ZNULLWEAPON</text:p>
          </table:table-cell>
          <table:table-cell table:number-columns-repeated="3"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number-columns-repeated="2"/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Mibnkgun.pie</text:p>
          </table:table-cell>
          <table:table-cell table:style-name="ce1" office:value-type="string" calcext:value-type="string">
            <text:p>MIBNKTU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ZNULLWEAP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/>
          <table:table-cell table:style-name="ce1" office:value-type="string" calcext:value-type="string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rike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wep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babawep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bbaamuzzle.pie</text:p>
          </table:table-cell>
          <table:table-cell table:style-name="ce1" office:value-type="string" calcext:value-type="string">
            <text:p>bbaa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cav Mounted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5:24:34.0686438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ansformed_20_by_20_Data.Page" style:display-name="PageStyle_Transformed by Data.P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8:32:00.869210300</meta:creation-date>
    <dc:date>2022-02-04T16:01:22.001493234</dc:date>
    <meta:generator>LibreOffice/7.2.5.2$Linux_X86_64 LibreOffice_project/20$Build-2</meta:generator>
    <meta:editing-duration>PT17M11S</meta:editing-duration>
    <meta:editing-cycles>8</meta:editing-cycles>
    <meta:document-statistic meta:table-count="1" meta:cell-count="15134" meta:object-count="0"/>
  </office:meta>
</office:document-meta>
</file>